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LO-normal">
      <style:text-properties fo:font-weight="bold" style:font-weight-asian="bold"/>
    </style:style>
    <style:style style:name="P2" style:family="paragraph" style:parent-style-name="LO-normal">
      <style:text-properties style:text-underline-style="solid" style:text-underline-width="auto" style:text-underline-color="font-color"/>
    </style:style>
    <style:style style:name="P3" style:family="paragraph" style:parent-style-name="LO-normal">
      <style:paragraph-properties fo:margin-top="0cm" fo:margin-bottom="0.282cm" loext:contextual-spacing="false" fo:line-height="108%" fo:text-align="start" style:justify-single-word="false" fo:orphans="2" fo:widows="2" style:writing-mode="lr-tb"/>
    </style:style>
    <style:style style:name="P4" style:family="paragraph" style:parent-style-name="LO-normal" style:list-style-name="WWNum1">
      <loext:graphic-properties draw:fill="none" draw:fill-color="#ffffff"/>
      <style:paragraph-properties fo:margin-left="1.27cm" fo:margin-right="0cm" fo:margin-top="0cm" fo:margin-bottom="0cm" loext:contextual-spacing="false" fo:line-height="108%" fo:text-align="start" style:justify-single-word="false" fo:keep-together="auto" fo:orphans="2" fo:widows="2" fo:text-indent="-0.635cm" style:auto-text-indent="false" fo:background-color="transparent" fo:keep-with-next="auto"/>
    </style:style>
    <style:style style:name="P5" style:family="paragraph" style:parent-style-name="LO-normal" style:list-style-name="WWNum2">
      <loext:graphic-properties draw:fill="none" draw:fill-color="#ffffff"/>
      <style:paragraph-properties fo:margin-left="1.27cm" fo:margin-right="0cm" fo:margin-top="0cm" fo:margin-bottom="0cm" loext:contextual-spacing="false" fo:line-height="108%" fo:text-align="start" style:justify-single-word="false" fo:keep-together="auto" fo:orphans="2" fo:widows="2" fo:text-indent="-0.635cm" style:auto-text-indent="false" fo:background-color="transparent" fo:keep-with-next="auto"/>
    </style:style>
    <style:style style:name="P6" style:family="paragraph" style:parent-style-name="LO-normal" style:list-style-name="WWNum1">
      <loext:graphic-properties draw:fill="none" draw:fill-color="#ffffff"/>
      <style:paragraph-properties fo:margin-left="1.27cm" fo:margin-right="0cm" fo:margin-top="0cm" fo:margin-bottom="0cm" loext:contextual-spacing="false" fo:line-height="108%" fo:text-align="start" style:justify-single-word="false" fo:orphans="2" fo:widows="2" fo:text-indent="-0.635cm" style:auto-text-indent="false" fo:background-color="transparen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 style:family="paragraph" style:parent-style-name="LO-normal" style:list-style-name="WWNum2">
      <loext:graphic-properties draw:fill="none" draw:fill-color="#ffffff"/>
      <style:paragraph-properties fo:margin-left="1.27cm" fo:margin-right="0cm" fo:margin-top="0cm" fo:margin-bottom="0cm" loext:contextual-spacing="false" fo:line-height="108%" fo:text-align="start" style:justify-single-word="false" fo:orphans="2" fo:widows="2" fo:text-indent="-0.635cm" style:auto-text-indent="false" fo:background-color="transparent"/>
    </style:style>
    <style:style style:name="P8" style:family="paragraph" style:parent-style-name="LO-normal" style:list-style-name="WWNum1">
      <loext:graphic-properties draw:fill="none" draw:fill-color="#ffffff"/>
      <style:paragraph-properties fo:margin-left="1.27cm" fo:margin-right="0cm" fo:margin-top="0cm" fo:margin-bottom="0.282cm" loext:contextual-spacing="false" fo:line-height="108%" fo:text-align="start" style:justify-single-word="false" fo:keep-together="auto" fo:orphans="2" fo:widows="2" fo:text-indent="-0.635cm" style:auto-text-indent="false" fo:background-color="transparent" fo:keep-with-next="auto"/>
    </style:style>
    <style:style style:name="P9" style:family="paragraph" style:parent-style-name="LO-normal" style:list-style-name="">
      <loext:graphic-properties draw:fill="none" draw:fill-color="#ffffff"/>
      <style:paragraph-properties fo:margin-left="1.905cm" fo:margin-right="0cm" fo:margin-top="0cm" fo:margin-bottom="0cm" loext:contextual-spacing="false" fo:line-height="108%"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 style:family="paragraph" style:parent-style-name="LO-normal" style:master-page-name="Standard">
      <style:paragraph-properties style:page-number="1"/>
    </style:style>
    <style:style style:name="P11" style:family="paragraph" style:parent-style-name="Standard" style:list-style-name="WWNum2">
      <loext:graphic-properties draw:fill="none" draw:fill-color="#ffffff"/>
      <style:paragraph-properties fo:margin-left="1.27cm" fo:margin-right="0cm" fo:margin-top="0cm" fo:margin-bottom="0cm" loext:contextual-spacing="false" fo:line-height="108%" fo:text-align="start" style:justify-single-word="false" fo:keep-together="auto" fo:orphans="2" fo:widows="2" fo:text-indent="-0.635cm" style:auto-text-indent="false" fo:background-color="transparent" fo:keep-with-next="auto"/>
    </style:style>
    <style:style style:name="P12" style:family="paragraph" style:parent-style-name="Text_20_body">
      <style:paragraph-properties fo:margin-top="0cm" fo:margin-bottom="0cm" loext:contextual-spacing="false" fo:line-height="138%" style:writing-mode="lr-tb"/>
    </style:style>
    <style:style style:name="T1" style:family="text">
      <style:text-properties fo:font-size="14pt" fo:font-weight="bold" style:font-size-asian="14pt" style:font-weight-asian="bold" style:font-size-complex="14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bold" officeooo:rsid="001f3561" style:font-weight-asian="bold"/>
    </style:style>
    <style:style style:name="T5" style:family="text">
      <style:text-properties fo:font-variant="normal" fo:text-transform="none" fo:color="#000000" style:text-line-through-style="none" style:text-line-through-type="none" style:text-underline-style="none" style:text-blinking="false"/>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f3561"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Calibri2" style:font-size-asian="11pt" style:font-style-asian="normal" style:font-weight-asian="normal" style:font-name-complex="Calibri2" style:font-size-complex="11pt"/>
    </style:style>
    <style:style style:name="T9" style:family="text">
      <style:text-properties fo:font-weight="bold" style:font-weight-asian="bold"/>
    </style:style>
    <style:style style:name="T10" style:family="text">
      <style:text-properties fo:color="#0563c1" style:text-underline-style="solid" style:text-underline-width="auto" style:text-underline-color="font-color"/>
    </style:style>
    <style:style style:name="T11" style:family="text">
      <style:text-properties fo:color="#0563c1" style:text-underline-style="solid" style:text-underline-width="auto" style:text-underline-color="font-color" officeooo:rsid="001fd429"/>
    </style:style>
    <style:style style:name="T12" style:family="text">
      <style:text-properties fo:color="#000000" style:text-underline-style="none"/>
    </style:style>
    <style:style style:name="T13" style:family="text">
      <style:text-properties officeooo:rsid="001f35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Student Profile Page:</text:span></text:p>
      <text:p text:style-name="LO-normal">Hi, we need to begin creating your profiles in order to market you for placements. Please complete the following form and send it back to me as soon as possible (adele@lifechoices.co.za)</text:p>
      <text:p text:style-name="LO-normal"><text:span text:style-name="T3">Overview</text:span></text:p>
      <text:p text:style-name="LO-normal">Name:Victor Nkuna</text:p>
      <text:p text:style-name="LO-normal">Date of Birth:01-13-1996</text:p>
      <text:p text:style-name="LO-normal">Gender:Male</text:p>
      <text:p text:style-name="LO-normal">Location (suburb): Western Cape ,Cape Town,</text:p>
      <text:p text:style-name="LO-normal">Nationality (or legal status in this country): South African</text:p>
      <text:p text:style-name="LO-normal">Willing to Relocate (Yes/No – Then where JHB or Durban): Yes (JHB)</text:p>
      <text:p text:style-name="LO-normal">Do you have support in the above region: Please describe yes and who will you be staying with and where they are located? Please note guys that support will take priority here so if you have family that can support you then good.</text:p>
      <text:p text:style-name="LO-normal"/>
      <text:p text:style-name="LO-normal"/>
      <text:p text:style-name="LO-normal">I have family in Pretoria ,some <text:span text:style-name="T13">family members </text:span><text:s/>are residing in JHB.</text:p>
      <text:p text:style-name="LO-normal"/>
      <text:p text:style-name="LO-normal">Any type of criminal record (please be as honest as possible – companies check this):</text:p>
      <text:p text:style-name="LO-normal"><text:span text:style-name="T3">Student Bio</text:span></text:p>
      <text:p text:style-name="LO-normal">One paragraph that describes your personality/qualities:</text:p>
      <text:p text:style-name="LO-normal"/>
      <text:p text:style-name="P12"><text:bookmark text:name="docs-internal-guid-8eddacf5-7fff-3f76-ab"/><text:span text:style-name="T5"> </text:span><text:span text:style-name="T6">name is Victor Nkuna, I was born and raised by a single maternal parent in Limpopo at a small village called Ga-Matlala.I'm the fourth child in a family of five.</text:span></text:p>
      <text:p text:style-name="Text_20_body"/>
      <text:p text:style-name="P12"><text:span text:style-name="T6">I'm an individual characterised by openness to experience, this is epitomized by my intellectual curiosity also I'm an outgoing energetic person.</text:span></text:p>
      <text:p text:style-name="Text_20_body"/>
      <text:p text:style-name="P12"><text:span text:style-name="T6">I studied at UCT for 4 years(</text:span><text:span text:style-name="T7">i.e.Bcom</text:span><text:span text:style-name="T6">) but I did not complete my studies. I did a short course on presentation and I was a librarian at my residence, I volunteered in partnership with my erstwhile residence on social outreach programs in and around Cape Town communities.</text:span></text:p>
      <text:p text:style-name="Text_20_body"/>
      <text:p text:style-name="P12">I'm interested in <text:s/>Computer Science and Computer Engineering,the convergence of hardware components and software architecture, equally I have a keen <text:soft-page-break/>interest in <text:s/>the financial service industry in its broadest form , specifically financial inclusion using latest technology like block-chain,Artificial Intelligence ,so the interest in Financial <text:s/>Technology <text:s/>arise from one’s passion for Data Science <text:s/>since Initially at <text:s text:c="2"/>during my first in 2015,I was study Bachelor of Business Science(specialising in Analytics) <text:s/>I was fascinated with idea of using data <text:s/>to make informed and insightful decision both for businesses and individuals alike and how we can use the data generated through the technological <text:s/>platform and/or system <text:s text:c="2"/>service that that the end-users interact <text:s text:c="2"/>, however that is not an indication of   my willingness to settle and/or work  only in the  said industry nor is it a limitation for my  areas of interest.  anything that will  help with gaining practical work experience and ultimately contributing to the South African Economy.</text:p>
      <text:p text:style-name="Text_20_body"><text:line-break/></text:p>
      <text:p text:style-name="LO-normal"/>
      <text:p text:style-name="LO-normal"/>
      <text:p text:style-name="LO-normal"><text:span text:style-name="T3">Passion Board </text:span><text:span text:style-name="T4">key interest:</text:span></text:p>
      <text:p text:style-name="LO-normal">Tell us what are your passions/hobbies (list 4 to 5)</text:p>
      <text:p text:style-name="LO-normal">Example:</text:p>
      <text:list xml:id="list2024363583" text:style-name="WWNum1">
        <text:list-item>
          <text:p text:style-name="P4"><text:span text:style-name="T8">I <text:s/>occasional do <text:s/>Gym Exercises <text:s/>,so fitness is to a lesser extent my fitness hobby</text:span></text:p>
        </text:list-item>
        <text:list-item>
          <text:p text:style-name="P4"><text:span text:style-name="T8">Continual Learning online,like improving and expanding one’s Front- End skills ,so I occasionally do online courses in area of my inrest as mentioned in the bio.</text:span></text:p>
        </text:list-item>
        <text:list-item>
          <text:p text:style-name="P6"/>
        </text:list-item>
        <text:list-item>
          <text:p text:style-name="P4"><text:span text:style-name="T8">Amateur Gaming Development using JavaScript</text:span></text:p>
        </text:list-item>
        <text:list-item>
          <text:p text:style-name="P6"/>
        </text:list-item>
        <text:list-item>
          <text:p text:style-name="P8"><text:span text:style-name="T8">Reading: Economic Journals ,Newsletter,Financial Magazines and Computing Publications</text:span></text:p>
        </text:list-item>
      </text:list>
      <text:p text:style-name="LO-normal"><text:span text:style-name="T3">Education </text:span><text:span text:style-name="T4">any course even if not completed(IBM,Data Analysis) certificate for community:</text:span></text:p>
      <text:p text:style-name="LO-normal"><text:span text:style-name="T9">Matric (year and school): </text:span>2014,Ngakana Secondary School </text:p>
      <text:p text:style-name="P1"/>
      <text:p text:style-name="LO-normal"><text:span text:style-name="T9">,Any other education (even if you have dropped-out):</text:span></text:p>
      <text:p text:style-name="LO-normal">University Name: University of Cape Town</text:p>
      <text:p text:style-name="LO-normal">Course Name: Last Programme(Bcom(Management Studies)<text:span text:style-name="T13">)</text:span></text:p>
      <text:p text:style-name="LO-normal">Period: year to year</text:p>
      <text:p text:style-name="LO-normal">Completed: No</text:p>
      <text:p text:style-name="LO-normal"><text:soft-page-break/>Very important – list any additional courses you have completed/self-study for computer languages etc</text:p>
      <text:p text:style-name="LO-normal">Course: Presentation Skills Courses(lhttps://jenxhr.wordpress.com/services/)</text:p>
      <text:p text:style-name="LO-normal">Freecodecamp(https://www.freecodecamp.org/certification/fcc276718ef-256c-4c3e-a4c3-d8bfe61859cc/responsive-web-design)</text:p>
      <text:p text:style-name="LO-normal"><text:span text:style-name="T2">Working Experience:</text:span></text:p>
      <text:p text:style-name="P2"/>
      <text:p text:style-name="LO-normal">Company: Leo Marquard Residence(University of Cape Town)</text:p>
      <text:p text:style-name="LO-normal">Period: 2016 to 2016 During the duration of the academic year</text:p>
      <text:p text:style-name="LO-normal">Role:Student Librarian</text:p>
      <text:p text:style-name="LO-normal"/>
      <text:p text:style-name="LO-normal">Duties: (Maximum 4)</text:p>
      <text:list xml:id="list3365351952" text:style-name="WWNum2">
        <text:list-item>
          <text:p text:style-name="P5"><text:span text:style-name="T8">Managing inventory stock of books in <text:s/>local residence <text:s/>on a daily basis.</text:span></text:p>
        </text:list-item>
      </text:list>
      <text:p text:style-name="P9"/>
      <text:list xml:id="list161744851617820" text:continue-numbering="true" text:style-name="WWNum2">
        <text:list-item>
          <text:p text:style-name="P7"><text:span text:style-name="T8">Liaison with various stakeholder like the main University Library ,on the initiatives such bring their outdated inventory to our local residence to foster and nurture the culture of reading among residence members</text:span></text:p>
        </text:list-item>
        <text:list-item>
          <text:p text:style-name="P11"><text:span text:style-name="T8">Keeping track of the <text:s/>issuance of books and returning them,so we had to make a online catalogue system to keep track of the inventory(i.e. books) in our residence </text:span></text:p>
        </text:list-item>
      </text:list>
      <text:p text:style-name="P9"/>
      <text:list xml:id="list161745020874771" text:continue-numbering="true" text:style-name="WWNum2">
        <text:list-item>
          <text:p text:style-name="P5"><text:span text:style-name="T8">Collecting student complaints from student on a regular basis as it relates to the conditions and ,of the inventory they took,at times conflict </text:span></text:p>
        </text:list-item>
      </text:list>
      <text:p text:style-name="LO-normal"/>
      <text:p text:style-name="P2"/>
      <text:p text:style-name="LO-normal"><text:span text:style-name="T2">Contact Us</text:span></text:p>
      <text:p text:style-name="LO-normal">Details for us to make contact with you, please include social profile for LinkedIn <text:span text:style-name="T9">and</text:span> GitHub.</text:p>
      <text:p text:style-name="LO-normal">Email: <text:a xlink:type="simple" xlink:href="mailto:victor.nkuna@yahoo.com" text:style-name="Internet_20_link" text:visited-style-name="Visited_20_Internet_20_Link"><text:span text:style-name="T10">victor.nkuna@yahoo.com</text:span></text:a><text:span text:style-name="T11"> alternative emai:</text:span></text:p>
      <text:p text:style-name="LO-normal">Contact Number: 0760170851</text:p>
      <text:p text:style-name="LO-normal">LinkedIn: <text:a xlink:type="simple" xlink:href="https://www.linkedin.com/in/ryangeel/" text:style-name="Standard" text:visited-style-name="Standard"><text:span text:style-name="T10">https://www.linkedin.com/in/ryangeel/</text:span></text:a></text:p>
      <text:p text:style-name="LO-normal">GitHub: <text:a xlink:type="simple" xlink:href="https://github.com/myprofile" text:style-name="Internet_20_link" text:visited-style-name="Visited_20_Internet_20_Link">https://github.com/myprofile</text:a><text:span text:style-name="T10"> </text:span><text:span text:style-name="T11">(put the victor.nkuna@hotmail.com)</text:span></text:p>
      <text:p text:style-name="LO-normal"><text:bookmark text:name="_gjdgxs"/><text:span text:style-name="T12">Digital Profile: [URL link to your digital profile]</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ZA" style:letter-kerning="false" style:font-name-asian="Calibri2" style:font-family-asian="Calibri" style:font-family-generic-asian="system" style:font-pitch-asian="variable" style:font-size-asian="11pt" style:language-asian="zh" style:country-asian="C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ZA" style:letter-kerning="false" style:font-name-asian="Calibri2" style:font-family-asian="Calibri" style:font-family-generic-asian="system" style:font-pitch-asian="variable" style:font-size-asian="11pt" style:language-asian="zh" style:country-asian="C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1" style:font-family-complex="'Noto Sans Symbols'" style:font-family-generic-complex="system" style:font-pitch-complex="variable"/>
    </style:style>
    <style:style style:name="ListLabel_20_4" style:display-name="ListLabel 4" style:family="text">
      <style:text-properties style:font-name-complex="Noto Sans Symbols1"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1" style:font-family-complex="'Noto Sans Symbols'" style:font-family-generic-complex="system" style:font-pitch-complex="variable"/>
    </style:style>
    <style:style style:name="ListLabel_20_7" style:display-name="ListLabel 7" style:family="text">
      <style:text-properties style:font-name-complex="Noto Sans Symbols1"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1" style:font-family-complex="'Noto Sans Symbols'" style:font-family-generic-complex="system" style:font-pitch-complex="variable"/>
    </style:style>
    <style:style style:name="ListLabel_20_10" style:display-name="ListLabel 10" style:family="text">
      <style:text-properties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ZA</dc:language>
    <dc:date>2020-11-13T16:17:43.274640781</dc:date>
    <meta:editing-cycles>2</meta:editing-cycles>
    <meta:editing-duration>PT5M55S</meta:editing-duration>
    <meta:generator>LibreOffice/6.4.6.2$Linux_X86_64 LibreOffice_project/40$Build-2</meta:generator>
    <meta:document-statistic meta:table-count="0" meta:image-count="0" meta:object-count="0" meta:page-count="3" meta:paragraph-count="54" meta:word-count="697" meta:character-count="4716" meta:non-whitespace-character-count="4044"/>
  </office:meta>
</office:document-meta>
</file>